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360000026F362B64929D1B1B98.png" manifest:media-type="image/png"/>
  <manifest:file-entry manifest:full-path="Pictures/10000001000004360000026FDA525C2F3DE5BE32.png" manifest:media-type="image/png"/>
  <manifest:file-entry manifest:full-path="Pictures/10000001000004360000026F75E92B4DDCB59D70.png" manifest:media-type="image/png"/>
  <manifest:file-entry manifest:full-path="Pictures/10000001000004360000026F4E8FC84EA6090517.png" manifest:media-type="image/png"/>
  <manifest:file-entry manifest:full-path="Pictures/100000010000040C0000026B51E21161EFADBB8A.png" manifest:media-type="image/png"/>
  <manifest:file-entry manifest:full-path="Pictures/10000001000003EC0000025F4422CB228F91DE98.png" manifest:media-type="image/png"/>
  <manifest:file-entry manifest:full-path="Pictures/10000001000004360000026F3EA53EB446118304.png" manifest:media-type="image/png"/>
  <manifest:file-entry manifest:full-path="Pictures/10000001000002B8000001F413EED2256E85F2AA.png" manifest:media-type="image/png"/>
  <manifest:file-entry manifest:full-path="Pictures/10000001000004AA0000035787BC30531E24CE4F.png" manifest:media-type="image/png"/>
  <manifest:file-entry manifest:full-path="Pictures/10000001000004AA000003572F4CA971F1083300.png" manifest:media-type="image/png"/>
  <manifest:file-entry manifest:full-path="Pictures/10000001000004AA000003571C4BAD1D05F7D4AE.png" manifest:media-type="image/png"/>
  <manifest:file-entry manifest:full-path="Pictures/10000001000003210000038EAE056C5A35E9D219.png" manifest:media-type="image/png"/>
  <manifest:file-entry manifest:full-path="Pictures/100000010000036C000003A1EBF652BE5070BE42.png" manifest:media-type="image/png"/>
  <manifest:file-entry manifest:full-path="Pictures/1000000100000387000003B0CFAF773011C21021.png" manifest:media-type="image/png"/>
  <manifest:file-entry manifest:full-path="Pictures/100000010000027D000001B147D27B8E2A19035A.png" manifest:media-type="image/png"/>
  <manifest:file-entry manifest:full-path="Pictures/100000010000030F000003DF87D6123DAB6EAA49.png" manifest:media-type="image/png"/>
  <manifest:file-entry manifest:full-path="Pictures/1000000100000284000003123A35C817460533EF.png" manifest:media-type="image/png"/>
  <manifest:file-entry manifest:full-path="Pictures/1000000100000300000003A5FEFCEEE11D049907.png" manifest:media-type="image/png"/>
  <manifest:file-entry manifest:full-path="Pictures/10000001000002C0000002D0895863C46611F752.png" manifest:media-type="image/png"/>
  <manifest:file-entry manifest:full-path="Pictures/10000001000004360000026F335352AE7DA10F01.png" manifest:media-type="image/png"/>
  <manifest:file-entry manifest:full-path="Pictures/10000001000003190000031D6005E1539071C3CA.png" manifest:media-type="image/png"/>
  <manifest:file-entry manifest:full-path="Pictures/100000010000031D00000357443256172FC9791A.png" manifest:media-type="image/png"/>
  <manifest:file-entry manifest:full-path="Pictures/10000001000004360000026F950B40B04AEC5DCB.png" manifest:media-type="image/png"/>
  <manifest:file-entry manifest:full-path="Pictures/1000000100000411000002FBF53E7C9C804AFE26.png" manifest:media-type="image/png"/>
  <manifest:file-entry manifest:full-path="Pictures/10000001000004BC000002B660976B7C680D3FD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width="6.6929in" svg:height="4.7925in" draw:z-index="0"><draw:image xlink:href="Pictures/10000001000004AA0000035787BC30531E24CE4F.png" xlink:type="simple" xlink:show="embed" xlink:actuate="onLoad" draw:mime-type="image/png"/></draw:frame></text:p>
      <text:p text:style-name="Standard"><draw:frame draw:style-name="fr1" draw:name="Image25" text:anchor-type="char" svg:width="6.6929in" svg:height="4.9055in" draw:z-index="24"><draw:image xlink:href="Pictures/1000000100000411000002FBF53E7C9C804AFE26.png" xlink:type="simple" xlink:show="embed" xlink:actuate="onLoad" draw:mime-type="image/png"/></draw:frame></text:p>
      <text:p text:style-name="Standard"><draw:frame draw:style-name="fr1" draw:name="Image2" text:anchor-type="char" svg:width="6.6929in" svg:height="4.7925in" draw:z-index="1"><draw:image xlink:href="Pictures/10000001000004AA000003572F4CA971F1083300.png" xlink:type="simple" xlink:show="embed" xlink:actuate="onLoad" draw:mime-type="image/png"/></draw:frame><text:soft-page-break/></text:p>
      <text:p text:style-name="Standard"/>
      <text:p text:style-name="Standard"><draw:frame draw:style-name="fr1" draw:name="Image3" text:anchor-type="char" svg:width="6.6929in" svg:height="4.7925in" draw:z-index="2"><draw:image xlink:href="Pictures/10000001000004AA000003571C4BAD1D05F7D4AE.png" xlink:type="simple" xlink:show="embed" xlink:actuate="onLoad" draw:mime-type="image/png"/></draw:frame></text:p>
      <text:p text:style-name="Standard"><text:soft-page-break/></text:p>
      <text:p text:style-name="Standard"/>
      <text:p text:style-name="Standard"><draw:frame draw:style-name="fr2" draw:name="Image4" text:anchor-type="char" svg:width="6.6929in" svg:height="7.098in" draw:z-index="3"><draw:image xlink:href="Pictures/100000010000036C000003A1EBF652BE5070BE42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><draw:frame draw:style-name="fr2" draw:name="Image5" text:anchor-type="char" svg:width="6.6929in" svg:height="8.1307in" draw:z-index="4"><draw:image xlink:href="Pictures/1000000100000300000003A5FEFCEEE11D049907.png" xlink:type="simple" xlink:show="embed" xlink:actuate="onLoad" draw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<draw:frame draw:style-name="fr3" draw:name="Image6" text:anchor-type="char" svg:width="4.7472in" svg:height="3.2272in" draw:z-index="5"><draw:image xlink:href="Pictures/100000010000027D000001B147D27B8E2A19035A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3" draw:name="Image7" text:anchor-type="char" svg:width="5.8972in" svg:height="6.0311in" draw:z-index="6"><draw:image xlink:href="Pictures/10000001000002C0000002D0895863C46611F752.png" xlink:type="simple" xlink:show="embed" xlink:actuate="onLoad" draw:mime-type="image/png"/></draw:frame></text:p>
      <text:p text:style-name="Standard"/>
      <text:p text:style-name="Standard"><draw:frame draw:style-name="fr1" draw:name="Image8" text:anchor-type="char" svg:width="6.6929in" svg:height="6.7264in" draw:z-index="7"><draw:image xlink:href="Pictures/10000001000003190000031D6005E1539071C3CA.png" xlink:type="simple" xlink:show="embed" xlink:actuate="onLoad" draw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><draw:frame draw:style-name="fr2" draw:name="Image9" text:anchor-type="char" svg:width="6.6929in" svg:height="7.1799in" draw:z-index="8"><draw:image xlink:href="Pictures/100000010000031D00000357443256172FC9791A.png" xlink:type="simple" xlink:show="embed" xlink:actuate="onLoad" draw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10" text:anchor-type="char" svg:width="6.6929in" svg:height="3.8319in" draw:z-index="9"><draw:image xlink:href="Pictures/10000001000004BC000002B660976B7C680D3FD9.png" xlink:type="simple" xlink:show="embed" xlink:actuate="onLoad" draw:mime-type="image/png"/></draw:frame><text:soft-page-break/></text:p>
      <text:p text:style-name="Standard"/>
      <text:p text:style-name="Standard"/>
      <text:p text:style-name="Standard"><draw:frame draw:style-name="fr2" draw:name="Image11" text:anchor-type="char" svg:width="6.6929in" svg:height="6.9965in" draw:z-index="10"><draw:image xlink:href="Pictures/1000000100000387000003B0CFAF773011C21021.png" xlink:type="simple" xlink:show="embed" xlink:actuate="onLoad" draw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12" text:anchor-type="char" svg:width="6.6929in" svg:height="7.6035in" draw:z-index="11"><draw:image xlink:href="Pictures/10000001000003210000038EAE056C5A35E9D219.png" xlink:type="simple" xlink:show="embed" xlink:actuate="onLoad" draw:mime-type="image/png"/></draw:frame><text:soft-page-break/></text:p>
      <text:p text:style-name="Standard"/>
      <text:p text:style-name="Standard"/>
      <text:p text:style-name="Standard"/>
      <text:p text:style-name="Standard"><draw:frame draw:style-name="fr2" draw:name="Image13" text:anchor-type="char" svg:width="6.6929in" svg:height="8.1689in" draw:z-index="12"><draw:image xlink:href="Pictures/1000000100000284000003123A35C817460533EF.png" xlink:type="simple" xlink:show="embed" xlink:actuate="onLoad" draw:mime-type="image/png"/></draw:frame><text:soft-page-break/></text:p>
      <text:p text:style-name="Standard"/>
      <text:p text:style-name="Standard"/>
      <text:p text:style-name="Standard"/>
      <text:p text:style-name="Standard"><draw:frame draw:style-name="fr2" draw:name="Image14" text:anchor-type="char" svg:width="6.6929in" svg:height="8.4709in" draw:z-index="13"><draw:image xlink:href="Pictures/100000010000030F000003DF87D6123DAB6EAA49.png" xlink:type="simple" xlink:show="embed" xlink:actuate="onLoad" draw:mime-type="image/png"/></draw:frame></text:p>
      <text:p text:style-name="Standard"><draw:frame draw:style-name="fr1" draw:name="Image15" text:anchor-type="char" svg:width="6.6929in" svg:height="4.8075in" draw:z-index="14"><draw:image xlink:href="Pictures/10000001000002B8000001F413EED2256E85F2AA.png" xlink:type="simple" xlink:show="embed" xlink:actuate="onLoad" draw:mime-type="image/png"/></draw:frame><text:soft-page-break/></text:p>
      <text:p text:style-name="Standard"/>
      <text:p text:style-name="Standard"><draw:frame draw:style-name="fr1" draw:name="Image16" text:anchor-type="char" svg:width="6.6929in" svg:height="4.0457in" draw:z-index="15"><draw:image xlink:href="Pictures/10000001000003EC0000025F4422CB228F91DE98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><text:soft-page-break/></text:p>
      <text:p text:style-name="Standard"><draw:frame draw:style-name="fr1" draw:name="Image17" text:anchor-type="char" svg:width="6.6929in" svg:height="3.9984in" draw:z-index="16"><draw:image xlink:href="Pictures/100000010000040C0000026B51E21161EFADBB8A.png" xlink:type="simple" xlink:show="embed" xlink:actuate="onLoad" draw:mime-type="image/png"/></draw:frame></text:p>
      <text:p text:style-name="Standard"/>
      <text:p text:style-name="Standard"/>
      <text:p text:style-name="Standard"><draw:frame draw:style-name="fr1" draw:name="Image18" text:anchor-type="char" svg:width="6.6929in" svg:height="3.8681in" draw:z-index="17"><draw:image xlink:href="Pictures/10000001000004360000026F4E8FC84EA6090517.png" xlink:type="simple" xlink:show="embed" xlink:actuate="onLoad" draw:mime-type="image/png"/></draw:frame></text:p>
      <text:p text:style-name="Standard"/>
      <text:p text:style-name="Standard"/>
      <text:p text:style-name="Standard"><draw:frame draw:style-name="fr2" draw:name="Image19" text:anchor-type="char" svg:width="6.6929in" svg:height="3.8681in" draw:z-index="18"><draw:image xlink:href="Pictures/10000001000004360000026F335352AE7DA10F01.png" xlink:type="simple" xlink:show="embed" xlink:actuate="onLoad" draw:mime-type="image/png"/></draw:frame><text:soft-page-break/></text:p>
      <text:p text:style-name="Standard"/>
      <text:p text:style-name="Standard"><draw:frame draw:style-name="fr1" draw:name="Image20" text:anchor-type="char" svg:width="6.6929in" svg:height="3.8681in" draw:z-index="19"><draw:image xlink:href="Pictures/10000001000004360000026F75E92B4DDCB59D70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<draw:frame draw:style-name="fr1" draw:name="Image21" text:anchor-type="char" svg:width="6.6929in" svg:height="3.8681in" draw:z-index="20"><draw:image xlink:href="Pictures/10000001000004360000026FDA525C2F3DE5BE32.png" xlink:type="simple" xlink:show="embed" xlink:actuate="onLoad" draw:mime-type="image/png"/></draw:frame></text:p>
      <text:p text:style-name="Standard"/>
      <text:p text:style-name="Standard"/>
      <text:p text:style-name="Standard"><draw:frame draw:style-name="fr1" draw:name="Image22" text:anchor-type="char" svg:width="6.6929in" svg:height="3.8681in" draw:z-index="21"><draw:image xlink:href="Pictures/10000001000004360000026F3EA53EB446118304.png" xlink:type="simple" xlink:show="embed" xlink:actuate="onLoad" draw:mime-type="image/png"/></draw:frame></text:p>
      <text:p text:style-name="Standard"/>
      <text:p text:style-name="Standard"><draw:frame draw:style-name="fr2" draw:name="Image24" text:anchor-type="char" svg:width="6.6929in" svg:height="3.8681in" draw:z-index="23"><draw:image xlink:href="Pictures/10000001000004360000026F362B64929D1B1B98.png" xlink:type="simple" xlink:show="embed" xlink:actuate="onLoad" draw:mime-type="image/png"/></draw:frame><text:soft-page-break/></text:p>
      <text:p text:style-name="Standard"><draw:frame draw:style-name="fr2" draw:name="Image23" text:anchor-type="char" svg:width="6.6929in" svg:height="3.8681in" draw:z-index="22"><draw:image xlink:href="Pictures/10000001000004360000026F950B40B04AEC5DCB.png" xlink:type="simple" xlink:show="embed" xlink:actuate="onLoad" draw:mime-type="image/png"/></draw:frame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09T13:01:51.065672656</meta:creation-date>
    <dc:date>2022-12-09T13:37:51.098515645</dc:date>
    <meta:editing-duration>PT5M28S</meta:editing-duration>
    <meta:editing-cycles>1</meta:editing-cycles>
    <meta:document-statistic meta:table-count="0" meta:image-count="25" meta:object-count="0" meta:page-count="16" meta:paragraph-count="0" meta:word-count="0" meta:character-count="0" meta:non-whitespace-character-count="0"/>
    <meta:generator>LibreOffice/7.3.7.2$Linux_X86_64 LibreOffice_project/30$Build-2</meta:generator>
  </office:meta>
</office:document-meta>
</file>